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list-style-name="L1">
      <style:graphic-properties draw:fill-color="#729fcf" draw:textarea-horizontal-align="justify" draw:textarea-vertical-align="middle" draw:auto-grow-height="false" fo:min-height="1.291cm" fo:min-width="4.945cm"/>
      <style:paragraph-properties style:writing-mode="lr-tb"/>
    </style:style>
    <style:style style:name="gr2" style:family="graphic" style:parent-style-name="standard">
      <style:graphic-properties svg:stroke-width="0.035cm" draw:marker-start-width="0.252cm" draw:marker-end-width="0.252cm" draw:fill="none" loext:fill-use-slide-background="false" draw:textarea-horizontal-align="justify" draw:textarea-vertical-align="top" draw:auto-grow-height="false" fo:min-height="3.243cm" fo:min-width="12.835cm" fo:padding-top="0.142cm" fo:padding-bottom="0.142cm" fo:padding-left="0.267cm" fo:padding-right="0.267cm"/>
      <style:paragraph-properties style:writing-mode="lr-tb"/>
    </style:style>
    <style:style style:name="gr3" style:family="graphic" style:parent-style-name="standard">
      <style:graphic-properties draw:textarea-horizontal-align="justify" draw:textarea-vertical-align="middle" draw:auto-grow-height="false" fo:min-height="1.657cm" fo:min-width="3.1cm"/>
      <style:paragraph-properties style:writing-mode="lr-tb"/>
    </style:style>
    <style:style style:name="gr4" style:family="graphic" style:parent-style-name="standard">
      <style:graphic-properties draw:textarea-horizontal-align="justify" draw:textarea-vertical-align="middle" draw:auto-grow-height="false" fo:min-height="0.882cm" fo:min-width="3.946cm"/>
      <style:paragraph-properties style:writing-mode="lr-tb"/>
    </style:style>
    <style:style style:name="gr5" style:family="graphic" style:parent-style-name="standard">
      <style:graphic-properties draw:textarea-horizontal-align="justify" draw:textarea-vertical-align="middle" draw:auto-grow-height="false" fo:min-height="0.882cm" fo:min-width="3.311cm"/>
      <style:paragraph-properties style:writing-mode="lr-tb"/>
    </style:style>
    <style:style style:name="gr6" style:family="graphic" style:parent-style-name="standard">
      <style:graphic-properties draw:textarea-horizontal-align="justify" draw:textarea-vertical-align="middle" draw:auto-grow-height="false" fo:min-height="0.882cm" fo:min-width="2.676cm"/>
      <style:paragraph-properties style:writing-mode="lr-tb"/>
    </style:style>
    <style:style style:name="gr7" style:family="graphic" style:parent-style-name="standard">
      <style:graphic-properties draw:textarea-horizontal-align="justify" draw:textarea-vertical-align="middle" draw:auto-grow-height="false" fo:min-height="2.376cm" fo:min-width="3.1cm"/>
      <style:paragraph-properties style:writing-mode="lr-tb"/>
    </style:style>
    <style:style style:name="gr8" style:family="graphic" style:parent-style-name="standard">
      <style:graphic-properties draw:textarea-horizontal-align="justify" draw:textarea-vertical-align="middle" draw:auto-grow-height="false" fo:min-height="1.338cm" fo:min-width="3.1cm"/>
      <style:paragraph-properties style:writing-mode="lr-tb"/>
    </style:style>
    <style:style style:name="gr9" style:family="graphic" style:parent-style-name="standard" style:list-style-name="L1">
      <style:graphic-properties draw:fill-color="#729fcf" draw:textarea-horizontal-align="justify" draw:textarea-vertical-align="middle" draw:auto-grow-height="false" fo:min-height="0.973cm" fo:min-width="4.898cm"/>
      <style:paragraph-properties style:writing-mode="lr-tb"/>
    </style:style>
    <style:style style:name="gr10" style:family="graphic" style:parent-style-name="standard" style:list-style-name="L1">
      <style:graphic-properties draw:fill-color="#729fcf" draw:textarea-horizontal-align="justify" draw:textarea-vertical-align="middle" draw:auto-grow-height="false" fo:min-height="1.02cm" fo:min-width="4.898cm"/>
      <style:paragraph-properties style:writing-mode="lr-tb"/>
    </style:style>
    <style:style style:name="gr11" style:family="graphic" style:parent-style-name="standard">
      <style:graphic-properties svg:stroke-width="0.035cm" draw:marker-start-width="0.252cm" draw:marker-end-width="0.252cm" draw:fill="none" loext:fill-use-slide-background="false" draw:textarea-horizontal-align="justify" draw:textarea-vertical-align="top" draw:auto-grow-height="false" fo:min-height="8.054cm" fo:min-width="6.207cm" fo:padding-top="0.142cm" fo:padding-bottom="0.142cm" fo:padding-left="0.267cm" fo:padding-right="0.267cm"/>
      <style:paragraph-properties style:writing-mode="lr-tb"/>
    </style:style>
    <style:style style:name="gr12" style:family="graphic" style:parent-style-name="standard">
      <style:graphic-properties svg:stroke-width="0.035cm" draw:marker-start-width="0.252cm" draw:marker-end-width="0.252cm" draw:fill="none" loext:fill-use-slide-background="false" draw:textarea-horizontal-align="justify" draw:textarea-vertical-align="top" draw:auto-grow-height="false" fo:min-height="8.005cm" fo:min-width="5.85cm" fo:padding-top="0.142cm" fo:padding-bottom="0.142cm" fo:padding-left="0.267cm" fo:padding-right="0.267cm"/>
      <style:paragraph-properties style:writing-mode="lr-tb"/>
    </style:style>
    <style:style style:name="gr13" style:family="graphic" style:parent-style-name="objectwithoutfill">
      <style:graphic-properties draw:marker-start="Arrowheads_20_5" draw:marker-start-width="0.3cm" draw:marker-end="Arrowheads_20_6" draw:marker-end-width="0.3cm" draw:fill="none" draw:textarea-vertical-align="bottom"/>
      <style:paragraph-properties style:writing-mode="lr-tb"/>
    </style:style>
    <style:style style:name="gr14" style:family="graphic" style:parent-style-name="objectwithoutfill">
      <style:graphic-properties draw:marker-start="Arrowheads_20_10" draw:marker-start-width="0.3cm" draw:marker-end="Arrowheads_20_11" draw:marker-end-width="0.3cm" draw:fill="none" draw:textarea-vertical-align="middle"/>
    </style:style>
    <style:style style:name="gr15" style:family="graphic" style:parent-style-name="objectwithoutfill">
      <style:graphic-properties draw:marker-start="Arrowheads_20_12" draw:marker-start-width="0.3cm" draw:marker-end="Arrowheads_20_13" draw:marker-end-width="0.3cm" draw:fill="none" draw:textarea-vertical-align="middle"/>
    </style:style>
    <style:style style:name="gr16" style:family="graphic" style:parent-style-name="objectwithoutfill">
      <style:graphic-properties draw:marker-start="Arrow" draw:marker-start-width="0.3cm" draw:marker-end="Arrow" draw:marker-end-width="0.3cm" draw:fill="none" draw:textarea-vertical-align="middle"/>
    </style:style>
    <style:style style:name="gr17" style:family="graphic" style:parent-style-name="standard" style:list-style-name="L1">
      <style:graphic-properties draw:fill-color="#729fcf" draw:textarea-horizontal-align="justify" draw:textarea-vertical-align="middle" draw:auto-grow-height="false" fo:min-height="0.703cm" fo:min-width="2.675cm"/>
      <style:paragraph-properties style:writing-mode="lr-tb"/>
    </style:style>
    <style:style style:name="gr18" style:family="graphic" style:parent-style-name="standard">
      <style:graphic-properties svg:stroke-width="0.035cm" draw:marker-start-width="0.252cm" draw:marker-end-width="0.252cm" draw:fill="none" loext:fill-use-slide-background="false" draw:textarea-horizontal-align="justify" draw:textarea-vertical-align="top" draw:auto-grow-height="false" fo:min-height="1.621cm" fo:min-width="3.59cm" fo:padding-top="0.142cm" fo:padding-bottom="0.142cm" fo:padding-left="0.267cm" fo:padding-right="0.267cm"/>
      <style:paragraph-properties style:writing-mode="lr-tb"/>
    </style:style>
    <style:style style:name="gr19" style:family="graphic" style:parent-style-name="standard" style:list-style-name="L1">
      <style:graphic-properties draw:fill-color="#729fcf" draw:textarea-horizontal-align="justify" draw:textarea-vertical-align="middle" draw:auto-grow-height="false" fo:min-height="0.707cm" fo:min-width="2.675cm"/>
      <style:paragraph-properties style:writing-mode="lr-tb"/>
    </style:style>
    <style:style style:name="gr20" style:family="graphic" style:parent-style-name="standard">
      <style:graphic-properties svg:stroke-width="0.035cm" draw:marker-start-width="0.252cm" draw:marker-end-width="0.252cm" draw:fill="none" loext:fill-use-slide-background="false" draw:textarea-horizontal-align="justify" draw:textarea-vertical-align="top" draw:auto-grow-height="false" fo:min-height="1.655cm" fo:min-width="4.582cm" fo:padding-top="0.142cm" fo:padding-bottom="0.142cm" fo:padding-left="0.267cm" fo:padding-right="0.267cm"/>
      <style:paragraph-properties style:writing-mode="lr-tb"/>
    </style:style>
    <style:style style:name="gr21" style:family="graphic" style:parent-style-name="standard" style:list-style-name="L1">
      <style:graphic-properties draw:fill-color="#729fcf" draw:textarea-horizontal-align="justify" draw:textarea-vertical-align="middle" draw:auto-grow-height="false" fo:min-height="0.703cm" fo:min-width="2.675cm"/>
      <style:paragraph-properties style:writing-mode="lr-tb"/>
    </style:style>
    <style:style style:name="gr22" style:family="graphic" style:parent-style-name="objectwithoutfill">
      <style:graphic-properties draw:stroke="dash" draw:stroke-dash="Double_20_Dash_20__28_Rounded_29_" svg:stroke-color="#000000" draw:marker-end="Arrow" draw:marker-end-width="0.3cm" svg:stroke-linecap="round" draw:fill="none" draw:textarea-vertical-align="bottom"/>
    </style:style>
    <style:style style:name="gr23" style:family="graphic" style:parent-style-name="standard">
      <style:graphic-properties draw:textarea-horizontal-align="justify" draw:textarea-vertical-align="middle" draw:auto-grow-height="false" fo:min-height="0.399cm" fo:min-width="1.989cm" fo:wrap-option="wrap"/>
      <style:paragraph-properties style:writing-mode="lr-tb"/>
    </style:style>
    <style:style style:name="gr24" style:family="graphic" style:parent-style-name="objectwithoutfill">
      <style:graphic-properties draw:stroke="dash" draw:stroke-dash="Double_20_Dash_20__28_Rounded_29_" svg:stroke-color="#000000" draw:marker-end="Arrow" draw:marker-end-width="0.3cm" svg:stroke-linecap="round" draw:fill="none" draw:textarea-vertical-align="middle"/>
      <style:paragraph-properties style:writing-mode="lr-tb"/>
    </style:style>
    <style:style style:name="gr25" style:family="graphic" style:parent-style-name="standard">
      <style:graphic-properties draw:stroke="none" svg:stroke-color="#000000" draw:fill="none" draw:fill-color="#ffffff" fo:min-height="1.423cm"/>
      <style:paragraph-properties style:writing-mode="lr-tb"/>
    </style:style>
    <style:style style:name="gr26" style:family="graphic" style:parent-style-name="objectwithoutfill">
      <style:graphic-properties draw:stroke="dash" draw:stroke-dash="Dash" svg:stroke-color="#00a933" draw:marker-start="Arrow" draw:marker-start-width="0.3cm" draw:marker-end="Arrow" draw:marker-end-width="0.3cm" svg:stroke-linecap="butt" draw:fill="none" draw:textarea-vertical-align="middle"/>
    </style:style>
    <style:style style:name="gr27" style:family="graphic" style:parent-style-name="standard" style:list-style-name="L1">
      <style:graphic-properties draw:fill-color="#729fcf" draw:textarea-horizontal-align="justify" draw:textarea-vertical-align="middle" draw:auto-grow-height="false" fo:min-height="1.02cm" fo:min-width="2.675cm"/>
      <style:paragraph-properties style:writing-mode="lr-tb"/>
    </style:style>
    <style:style style:name="gr28" style:family="graphic" style:parent-style-name="objectwithoutfill">
      <style:graphic-properties draw:stroke="dash" draw:stroke-dash="Double_20_Dash_20__28_Rounded_29_" draw:marker-end="Arrow" draw:marker-end-width="0.3cm" svg:stroke-linecap="round" draw:fill="none" draw:textarea-vertical-align="top"/>
      <style:paragraph-properties style:writing-mode="lr-tb"/>
    </style:style>
    <style:style style:name="gr29" style:family="graphic" style:parent-style-name="objectwithoutfill">
      <style:graphic-properties draw:stroke="dash" draw:stroke-dash="Dash" svg:stroke-color="#ff8000" draw:marker-end="Arrow" draw:marker-end-width="0.3cm" svg:stroke-linecap="butt" draw:fill="none" draw:textarea-vertical-align="middle"/>
      <style:paragraph-properties style:writing-mode="lr-tb"/>
    </style:style>
    <style:style style:name="P1" style:family="paragraph">
      <style:paragraph-properties fo:text-align="center" style:writing-mode="lr-tb"/>
      <style:text-properties style:font-name="Liberation Sans" fo:font-size="10pt" style:letter-kerning="true" style:font-name-asian="Source Han Sans CN" style:font-size-asian="10pt" style:font-name-complex="Noto Sans Devanagari" style:font-size-complex="10pt"/>
    </style:style>
    <style:style style:name="P2" style:family="paragraph">
      <loext:graphic-properties draw:fill-color="#729fcf"/>
      <style:paragraph-properties fo:text-align="center" style:writing-mode="lr-tb"/>
      <style:text-properties style:font-name="Liberation Sans" fo:font-size="10pt" style:letter-kerning="true" style:font-name-asian="Source Han Sans CN" style:font-size-asian="10pt" style:font-name-complex="Noto Sans Devanagari" style:font-size-complex="10pt"/>
    </style:style>
    <style:style style:name="P3" style:family="paragraph">
      <style:paragraph-properties fo:text-align="start" style:writing-mode="lr-tb"/>
      <style:text-properties fo:font-size="10pt" style:font-size-asian="10pt" style:font-size-complex="10pt"/>
    </style:style>
    <style:style style:name="P4" style:family="paragraph">
      <loext:graphic-properties draw:fill="none"/>
      <style:paragraph-properties fo:text-align="start" style:writing-mode="lr-tb"/>
      <style:text-properties fo:font-size="10pt" style:font-size-asian="10pt" style:font-size-complex="10pt"/>
    </style:style>
    <style:style style:name="P5" style:family="paragraph">
      <style:paragraph-properties fo:text-align="start" style:writing-mode="lr-tb"/>
      <style:text-properties fo:font-size="8pt" style:font-size-asian="8pt" style:font-size-complex="8pt"/>
    </style:style>
    <style:style style:name="P6" style:family="paragraph">
      <style:paragraph-properties fo:text-align="center" style:writing-mode="lr-tb"/>
      <style:text-properties fo:font-size="10pt" style:font-size-asian="10pt" style:font-size-complex="10pt"/>
    </style:style>
    <style:style style:name="P7" style:family="paragraph">
      <style:paragraph-properties fo:text-align="center"/>
    </style:style>
    <style:style style:name="P8" style:family="paragraph">
      <loext:graphic-properties draw:fill="none"/>
      <style:paragraph-properties fo:text-align="center" style:writing-mode="lr-tb"/>
      <style:text-properties fo:font-size="8pt" style:font-size-asian="8pt" style:font-size-complex="8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loext:graphic-properties draw:fill="none" draw:fill-color="#ffffff"/>
      <style:paragraph-properties style:writing-mode="lr-tb"/>
    </style:style>
    <style:style style:name="P12" style:family="paragraph">
      <loext:graphic-properties draw:fill="none"/>
      <style:paragraph-properties fo:text-align="center"/>
      <style:text-properties fo:font-size="8pt" style:font-size-asian="8pt" style:font-size-complex="8pt"/>
    </style:style>
    <style:style style:name="T1" style:family="text">
      <style:text-properties style:font-name="Liberation Sans" fo:font-size="10pt" style:letter-kerning="true" style:font-name-asian="Source Han Sans CN" style:font-size-asian="10pt" style:font-name-complex="Noto Sans Devanagari" style:font-size-complex="10pt"/>
    </style:style>
    <style:style style:name="T2" style:family="text">
      <style:text-properties fo:font-size="10pt" style:font-size-asian="10pt" style:font-size-complex="10pt"/>
    </style:style>
    <style:style style:name="T3"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445cm" svg:height="1.541cm" svg:x="11.477cm" svg:y="13.455cm">
          <text:p text:style-name="P1"><text:span text:style-name="T1">BeerService</text:span></text:p>
          <text:p text:style-name="P1"><text:span text:style-name="T1">(validates orders and “brews” beer when inventory is low)</text:span></text:p>
          <draw:enhanced-geometry svg:viewBox="0 0 21600 21600" draw:glue-points="10800 0 0 10800 10800 21600 21600 10800" draw:type="flowchart-process" draw:enhanced-path="M 0 0 L 21600 0 21600 21600 0 21600 0 0 Z N"/>
        </draw:custom-shape>
        <draw:custom-shape draw:style-name="gr2" draw:text-style-name="P4" draw:layer="layout" svg:width="13.335cm" svg:height="3.493cm" draw:transform="skewX (0.00261799387799149) translate (2.274cm 16.557cm)">
          <text:p text:style-name="P3"><text:span text:style-name="T2">MySQL(one server, 3 separate DB </text:span><text:span text:style-name="T2">schemas)</text:span></text:p>
          <draw:enhanced-geometry svg:viewBox="0 0 21600 21600" draw:type="rectangle" draw:enhanced-path="M 0 0 L 21600 0 21600 21600 0 21600 0 0 Z N"/>
        </draw:custom-shape>
        <draw:custom-shape draw:style-name="gr3" draw:text-style-name="P5" draw:layer="layout" svg:width="5.398cm" svg:height="1.906cm" svg:x="20.345cm" svg:y="7.984cm">
          <text:p text:style-name="P5"><text:span text:style-name="T3">new-inventory</text:span></text:p>
          <text:p text:style-name="P5"><text:span text:style-name="T3">allocate-order</text:span></text:p>
          <text:p text:style-name="P5"><text:span text:style-name="T3">allocate-order-response</text:span></text:p>
          <text:p text:style-name="P5"><text:span text:style-name="T3">deallocate-order</text:span></text:p>
          <text:p text:style-name="P5"><text:span text:style-name="T3"/></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4" draw:text-style-name="P6" xml:id="id7" draw:id="id7" draw:layer="layout" svg:width="4.445cm" svg:height="1.81cm" svg:x="2.587cm" svg:y="17.605cm">
          <text:p text:style-name="P6"><text:span text:style-name="T2">BeerInventoryService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6" xml:id="id5" draw:id="id5" draw:layer="layout" svg:width="3.81cm" svg:height="1.81cm" svg:x="7.667cm" svg:y="17.605cm">
          <text:p text:style-name="P6"><text:span text:style-name="T2">BeerOrderService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6" xml:id="id3" draw:id="id3" draw:layer="layout" svg:width="3.175cm" svg:height="1.81cm" svg:x="12.112cm" svg:y="17.605cm">
          <text:p text:style-name="P6"><text:span text:style-name="T2">BeerService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5" draw:layer="layout" svg:width="5.398cm" svg:height="2.625cm" svg:x="20.345cm" svg:y="10.122cm">
          <text:p text:style-name="P5"><text:span text:style-name="T3">validate-order</text:span></text:p>
          <text:p text:style-name="P5"><text:span text:style-name="T3">validate-order-response</text:span></text:p>
          <text:p text:style-name="P5"><text:span text:style-name="T3">allocate-order</text:span></text:p>
          <text:p text:style-name="P5"><text:span text:style-name="T3">allocate-order-response</text:span></text:p>
          <text:p text:style-name="P5"><text:span text:style-name="T3">allocation-failure</text:span></text:p>
          <text:p text:style-name="P5"><text:span text:style-name="T3">deallocate-order</text:span></text:p>
          <text:p text:style-name="P5"><text:span text:style-name="T3"/></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8" draw:text-style-name="P5" xml:id="id2" draw:id="id2" draw:layer="layout" svg:width="5.398cm" svg:height="1.587cm" svg:x="20.345cm" svg:y="13.383cm">
          <text:p text:style-name="P5"><text:span text:style-name="T3">brewing-request</text:span></text:p>
          <text:p text:style-name="P5"><text:span text:style-name="T3">new-inventory</text:span></text:p>
          <text:p text:style-name="P5"><text:span text:style-name="T3">validate-order</text:span></text:p>
          <text:p text:style-name="P5"><text:span text:style-name="T3">validate-order-response</text:span></text:p>
          <text:p text:style-name="P5"><text:span text:style-name="T3"/></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9" draw:text-style-name="P2" xml:id="id6" draw:id="id6" draw:layer="layout" svg:width="5.398cm" svg:height="1.223cm" svg:x="11.477cm" svg:y="8.349cm">
          <text:p text:style-name="P1"><text:span text:style-name="T1">BeerInventoryService</text:span></text:p>
          <text:p text:style-name="P1"><text:span text:style-name="T1">(allocates inventory for o</text:span></text:p>
          <draw:enhanced-geometry svg:viewBox="0 0 21600 21600" draw:glue-points="10800 0 0 10800 10800 21600 21600 10800" draw:type="flowchart-process" draw:enhanced-path="M 0 0 L 21600 0 21600 21600 0 21600 0 0 Z N"/>
        </draw:custom-shape>
        <draw:custom-shape draw:style-name="gr10" draw:text-style-name="P2" xml:id="id4" draw:id="id4" draw:layer="layout" svg:width="5.398cm" svg:height="1.27cm" svg:x="11.477cm" svg:y="10.842cm">
          <text:p text:style-name="P1"><text:span text:style-name="T1">BeerOrderService</text:span></text:p>
          <text:p text:style-name="P1"><text:span text:style-name="T1">(places orders and orchestrates other services)</text:span></text:p>
          <draw:enhanced-geometry svg:viewBox="0 0 21600 21600" draw:glue-points="10800 0 0 10800 10800 21600 21600 10800" draw:type="flowchart-process" draw:enhanced-path="M 0 0 L 21600 0 21600 21600 0 21600 0 0 Z N"/>
        </draw:custom-shape>
        <draw:custom-shape draw:style-name="gr11" draw:text-style-name="P4" draw:layer="layout" svg:width="6.707cm" svg:height="8.304cm" draw:transform="skewX (0.00261799387799149) translate (19.693cm 7.301cm)">
          <text:p text:style-name="P3"><text:span text:style-name="T2">Artemis JMS message queues</text:span></text:p>
          <draw:enhanced-geometry svg:viewBox="0 0 21600 21600" draw:type="rectangle" draw:enhanced-path="M 0 0 L 21600 0 21600 21600 0 21600 0 0 Z N"/>
        </draw:custom-shape>
        <draw:custom-shape draw:style-name="gr12" draw:text-style-name="P4" xml:id="id10" draw:id="id10" draw:layer="layout" svg:width="6.35cm" svg:height="8.255cm" draw:transform="skewX (0.00261799387799149) translate (11.16cm 7.35cm)">
          <text:p text:style-name="P3"><text:span text:style-name="T2">Core Brewery Microservices</text:span></text:p>
          <draw:enhanced-geometry svg:viewBox="0 0 21600 21600" draw:type="rectangle" draw:enhanced-path="M 0 0 L 21600 0 21600 21600 0 21600 0 0 Z N"/>
        </draw:custom-shape>
        <draw:connector draw:style-name="gr13" draw:text-style-name="P8" draw:layer="layout" draw:type="line" svg:x1="16.922cm" svg:y1="14.226cm" svg:x2="20.345cm" svg:y2="14.177cm" draw:start-shape="id1" draw:start-glue-point="7" draw:end-shape="id2" draw:end-glue-point="5" svg:d="M16922 14226l3423-49" svg:viewBox="0 0 3424 50">
          <text:p text:style-name="P7"><text:span text:style-name="T3">Send and Receive</text:span></text:p>
        </draw:connector>
        <draw:connector draw:style-name="gr13" draw:text-style-name="P8" draw:layer="layout" draw:type="line" svg:x1="16.557cm" svg:y1="11.477cm" svg:x2="20.345cm" svg:y2="11.454cm" svg:d="M16557 11477l3788-23" svg:viewBox="0 0 3789 24">
          <text:p text:style-name="P7"><text:span text:style-name="T3">Send and Receive</text:span></text:p>
        </draw:connector>
        <draw:connector draw:style-name="gr13" draw:text-style-name="P8" draw:layer="layout" draw:type="line" svg:x1="16.557cm" svg:y1="8.96cm" svg:x2="20.345cm" svg:y2="8.937cm" svg:d="M16557 8960l3788-23" svg:viewBox="0 0 3789 24">
          <text:p text:style-name="P7"><text:span text:style-name="T3">Send and Receive</text:span></text:p>
        </draw:connector>
        <draw:connector draw:style-name="gr14" draw:text-style-name="P9" draw:layer="layout" svg:x1="14.2cm" svg:y1="14.996cm" svg:x2="13.7cm" svg:y2="17.605cm" draw:start-shape="id1" draw:start-glue-point="6" draw:end-shape="id3" draw:end-glue-point="5" svg:d="M14200 14996v1305h-500v1304" svg:viewBox="0 0 501 2610">
          <text:p/>
        </draw:connector>
        <draw:connector draw:style-name="gr15" draw:text-style-name="P9" draw:layer="layout" draw:line-skew="-2.112cm" svg:x1="14.176cm" svg:y1="12.112cm" svg:x2="9.572cm" svg:y2="17.605cm" draw:start-shape="id4" draw:start-glue-point="6" draw:end-shape="id5" draw:end-glue-point="5" svg:d="M14176 12112v635h-4604v4858" svg:viewBox="0 0 4605 5494">
          <text:p/>
        </draw:connector>
        <draw:connector draw:style-name="gr16" draw:text-style-name="P9" draw:layer="layout" draw:line-skew="-3.382cm" svg:x1="14.176cm" svg:y1="9.572cm" svg:x2="4.81cm" svg:y2="17.605cm" draw:start-shape="id6" draw:start-glue-point="6" draw:end-shape="id7" draw:end-glue-point="5" svg:d="M14176 9572v635h-9366v7398" svg:viewBox="0 0 9367 8034">
          <text:p/>
        </draw:connector>
        <draw:custom-shape draw:style-name="gr17" draw:text-style-name="P2" xml:id="id11" draw:id="id11" draw:layer="layout" svg:width="3.175cm" svg:height="0.953cm" svg:x="10.213cm" svg:y="4.81cm">
          <text:p text:style-name="P1"><text:span text:style-name="T1">Eureka Server</text:span></text:p>
          <draw:enhanced-geometry svg:viewBox="0 0 21600 21600" draw:glue-points="10800 0 0 10800 10800 21600 21600 10800" draw:type="flowchart-process" draw:enhanced-path="M 0 0 L 21600 0 21600 21600 0 21600 0 0 Z N"/>
        </draw:custom-shape>
        <draw:custom-shape draw:style-name="gr18" draw:text-style-name="P4" draw:layer="layout" svg:width="4.124cm" svg:height="1.905cm" draw:transform="skewX (0.00261799387799149) translate (9.895cm 4.175cm)">
          <text:p text:style-name="P3"><text:span text:style-name="T2">Service Discovery</text:span></text:p>
          <draw:enhanced-geometry svg:viewBox="0 0 21600 21600" draw:type="rectangle" draw:enhanced-path="M 0 0 L 21600 0 21600 21600 0 21600 0 0 Z N"/>
        </draw:custom-shape>
        <draw:custom-shape draw:style-name="gr19" draw:text-style-name="P2" draw:layer="layout" svg:width="3.175cm" svg:height="0.957cm" svg:x="17.821cm" svg:y="4.805cm">
          <text:p text:style-name="P1"><text:span text:style-name="T1">Spring Cloud Config Server</text:span></text:p>
          <draw:enhanced-geometry svg:viewBox="0 0 21600 21600" draw:glue-points="10800 0 0 10800 10800 21600 21600 10800" draw:type="flowchart-process" draw:enhanced-path="M 0 0 L 21600 0 21600 21600 0 21600 0 0 Z N"/>
        </draw:custom-shape>
        <draw:custom-shape draw:style-name="gr20" draw:text-style-name="P4" xml:id="id13" draw:id="id13" draw:layer="layout" svg:width="5.082cm" svg:height="1.905cm" draw:transform="skewX (0.00261799387799149) translate (17.515cm 4.175cm)">
          <text:p text:style-name="P3"><text:span text:style-name="T2">Configuration Management</text:span></text:p>
          <draw:enhanced-geometry svg:viewBox="0 0 21600 21600" draw:type="rectangle" draw:enhanced-path="M 0 0 L 21600 0 21600 21600 0 21600 0 0 Z N"/>
        </draw:custom-shape>
        <draw:custom-shape draw:style-name="gr21" draw:text-style-name="P2" xml:id="id8" draw:id="id8" draw:layer="layout" svg:width="3.175cm" svg:height="0.953cm" svg:x="2.27cm" svg:y="7.984cm">
          <text:p text:style-name="P1"><text:span text:style-name="T1">API Gateway Sever</text:span></text:p>
          <draw:enhanced-geometry svg:viewBox="0 0 21600 21600" draw:glue-points="10800 0 0 10800 10800 21600 21600 10800" draw:type="flowchart-process" draw:enhanced-path="M 0 0 L 21600 0 21600 21600 0 21600 0 0 Z N"/>
        </draw:custom-shape>
        <draw:connector draw:style-name="gr22" draw:text-style-name="P8" draw:layer="layout" svg:x1="3.858cm" svg:y1="8.937cm" svg:x2="11.477cm" svg:y2="8.961cm" draw:start-shape="id8" draw:start-glue-point="6" draw:end-shape="id6" draw:end-glue-point="5" svg:d="M3858 8937v501h4603v-477h3016" svg:viewBox="0 0 7620 502">
          <text:p/>
        </draw:connector>
        <draw:custom-shape draw:style-name="gr23" draw:text-style-name="P6" xml:id="id9" draw:id="id9" draw:layer="layout" svg:width="3.81cm" svg:height="0.999cm" svg:x="1.952cm" svg:y="5.127cm">
          <text:p text:style-name="P6"><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text-style-name="P10" draw:layer="layout" svg:x1="3.857cm" svg:y1="6.126cm" svg:x2="3.858cm" svg:y2="7.984cm" draw:start-shape="id9" draw:start-glue-point="2" draw:end-shape="id8" draw:end-glue-point="4" svg:d="M3857 6126v929h1v929" svg:viewBox="0 0 2 1859">
          <text:p text:style-name="P7"><text:span text:style-name="T2">Rest Api requests</text:span></text:p>
        </draw:connector>
        <draw:connector draw:style-name="gr22" draw:text-style-name="P8" draw:layer="layout" svg:x1="3.858cm" svg:y1="8.937cm" svg:x2="11.477cm" svg:y2="11.477cm" draw:start-shape="id8" draw:start-glue-point="6" draw:end-shape="id4" draw:end-glue-point="5" svg:d="M3858 8937v2540h7619" svg:viewBox="0 0 7620 2541">
          <text:p/>
        </draw:connector>
        <draw:connector draw:style-name="gr24" draw:text-style-name="P10" draw:layer="layout" svg:x1="3.858cm" svg:y1="8.937cm" svg:x2="11.477cm" svg:y2="14.226cm" draw:start-shape="id8" draw:start-glue-point="6" draw:end-shape="id1" draw:end-glue-point="5" svg:d="M3858 8937v5289h7619" svg:viewBox="0 0 7620 5290">
          <text:p text:style-name="P7"><text:span text:style-name="T2">Rest Api requests</text:span></text:p>
        </draw:connector>
        <draw:frame draw:style-name="gr25" draw:text-style-name="P11" draw:layer="layout" svg:width="13.652cm" svg:height="1.673cm" svg:x="1.635cm" svg:y="1.232cm">
          <draw:text-box>
            <text:p>Brewery Microservices High Level Architecture</text:p>
          </draw:text-box>
        </draw:frame>
        <draw:connector draw:style-name="gr26" draw:text-style-name="P9" draw:layer="layout" draw:line-skew="0.167cm" svg:x1="14.335cm" svg:y1="7.35cm" svg:x2="11.801cm" svg:y2="5.763cm" draw:start-shape="id10" draw:start-glue-point="0" draw:end-shape="id11" draw:end-glue-point="6" svg:d="M14335 7350v-635h-2534v-952" svg:viewBox="0 0 2535 1588">
          <text:p/>
        </draw:connector>
        <draw:custom-shape draw:style-name="gr27" draw:text-style-name="P2" xml:id="id12" draw:id="id12" draw:layer="layout" svg:width="3.175cm" svg:height="1.27cm" svg:x="19.415cm" svg:y="17.51cm">
          <text:p text:style-name="P1"><text:span text:style-name="T1">Zipkin Server (localhost:9411)</text:span></text:p>
          <draw:enhanced-geometry svg:viewBox="0 0 21600 21600" draw:glue-points="10800 0 0 10800 10800 21600 21600 10800" draw:type="flowchart-process" draw:enhanced-path="M 0 0 L 21600 0 21600 21600 0 21600 0 0 Z N"/>
        </draw:custom-shape>
        <draw:connector draw:style-name="gr28" draw:text-style-name="P12" draw:layer="layout" draw:line-skew="-0.326cm" svg:x1="14.313cm" svg:y1="15.605cm" svg:x2="21.003cm" svg:y2="17.51cm" draw:start-shape="id10" draw:end-shape="id12" draw:end-glue-point="4" svg:d="M14313 15605v635h6690v1270" svg:viewBox="0 0 6691 1906">
          <text:p text:style-name="P7"><text:span text:style-name="T3">Tracing Data</text:span></text:p>
        </draw:connector>
        <draw:connector draw:style-name="gr29" draw:text-style-name="P12" draw:layer="layout" draw:line-skew="0.318cm" svg:x1="14.335cm" svg:y1="7.35cm" svg:x2="20.051cm" svg:y2="6.08cm" draw:start-shape="id10" draw:start-glue-point="0" draw:end-shape="id13" draw:end-glue-point="2" svg:d="M14335 7350v-318h5716v-952" svg:viewBox="0 0 5717 1271">
          <text:p text:style-name="P7"><text:span text:style-name="T3">Serice config properties</text:span></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5" draw:display-name="Arrowheads 5" svg:viewBox="0 0 20 20" svg:d="M0 20l10-20 10 20z"/>
    <draw:marker draw:name="Arrowheads_20_6" draw:display-name="Arrowheads 6"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10:53:42.277106370</meta:creation-date>
    <dc:date>2022-11-16T11:09:55.773539282</dc:date>
    <meta:editing-duration>PT3H3M32S</meta:editing-duration>
    <meta:editing-cycles>6</meta:editing-cycles>
    <meta:generator>LibreOffice/7.4.2.3$Linux_X86_64 LibreOffice_project/40$Build-3</meta:generator>
    <meta:document-statistic meta:object-count="33"/>
  </office:meta>
</office:document-meta>
</file>